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1604e" officeooo:paragraph-rsid="0001604e" style:font-size-asian="20pt" style:font-weight-asian="bold" style:font-size-complex="20pt" style:font-weight-complex="bold"/>
    </style:style>
    <style:style style:name="P2" style:family="paragraph">
      <loext:graphic-properties draw:fill-color="#f5c608"/>
      <style:paragraph-properties fo:text-align="center"/>
    </style:style>
    <style:style style:name="P3" style:family="paragraph">
      <loext:graphic-properties draw:fill-color="#000000"/>
    </style:style>
    <style:style style:name="P4" style:family="paragraph">
      <loext:graphic-properties draw:fill-color="#f5c608"/>
    </style:style>
    <style:style style:name="P5" style:family="paragraph">
      <loext:graphic-properties draw:fill-color="#f5c608"/>
      <style:text-properties fo:font-size="12pt"/>
    </style:style>
    <style:style style:name="P6" style:family="paragraph">
      <style:paragraph-properties fo:text-align="center"/>
    </style:style>
    <style:style style:name="P7" style:family="paragraph">
      <style:paragraph-properties fo:text-align="center"/>
      <style:text-properties fo:font-size="11pt" style:font-size-asian="11pt" style:font-size-complex="11pt"/>
    </style:style>
    <style:style style:name="P8" style:family="paragraph">
      <loext:graphic-properties draw:fill-color="#f5c608"/>
      <style:paragraph-properties fo:text-align="center"/>
      <style:text-properties fo:font-size="11pt" style:font-size-asian="11pt" style:font-size-complex="11pt"/>
    </style:style>
    <style:style style:name="P9" style:family="paragraph">
      <style:paragraph-properties fo:text-align="center"/>
      <style:text-properties fo:font-size="12pt"/>
    </style:style>
    <style:style style:name="P10" style:family="paragraph">
      <style:text-properties fo:font-size="12pt"/>
    </style:style>
    <style:style style:name="P11" style:family="paragraph">
      <loext:graphic-properties draw:fill-color="#f5c608"/>
      <style:paragraph-properties fo:text-align="center"/>
      <style:text-properties fo:font-size="12pt"/>
    </style:style>
    <style:style style:name="T1" style:family="text">
      <style:text-properties officeooo:rsid="0005877a"/>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gr1" style:family="graphic">
      <style:graphic-properties draw:fill-color="#f5c608" draw:textarea-vertical-align="middle" draw:auto-grow-height="false" fo:min-height="0.9583in" fo:min-width="0.3646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00" draw:textarea-horizontal-align="justify" draw:textarea-vertical-align="middle" draw:auto-grow-height="false" fo:min-height="0.2807in" fo:min-width="0.2654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5c608" draw:textarea-horizontal-align="justify" draw:textarea-vertical-align="middle" draw:auto-grow-height="false" fo:min-height="0.1827in" fo:min-width="0.9217in" style:run-through="foreground" style:wrap="run-through" style:number-wrapped-paragraphs="no-limit" style:vertical-pos="from-top" style:vertical-rel="paragraph" style:horizontal-pos="from-left" style:horizontal-rel="paragraph"/>
    </style:style>
    <style:style style:name="gr4" style:family="graphic">
      <style:graphic-properties draw:fill-color="#f5c608" draw:textarea-horizontal-align="justify" draw:textarea-vertical-align="middle" draw:auto-grow-height="false" fo:min-height="0.5102in" fo:min-width="0.2709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5c608" draw:textarea-vertical-align="middle" draw:auto-grow-height="false" fo:min-height="2.0008in" fo:min-width="1.4591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f5c608" draw:textarea-horizontal-align="justify" draw:textarea-vertical-align="middle" draw:auto-grow-height="false" fo:min-height="0.2339in" fo:min-width="0.4744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f5c608" draw:textarea-vertical-align="middle" draw:auto-grow-height="false" fo:min-height="0.9689in" fo:min-width="1.1354in" style:run-through="foreground" style:wrap="run-through" style:number-wrapped-paragraphs="no-limit" style:vertical-pos="from-top" style:vertical-rel="paragraph" style:horizontal-pos="from-left" style:horizontal-rel="paragraph"/>
    </style:style>
    <style:style style:name="gr8" style:family="graphic">
      <style:graphic-properties draw:fill-color="#f5c608" draw:textarea-horizontal-align="justify" draw:textarea-vertical-align="middle" draw:auto-grow-height="false" fo:min-height="1.5138in" fo:min-width="0.2402in" style:run-through="foreground" style:wrap="run-through" style:number-wrapped-paragraphs="no-limit" style:vertical-pos="from-top" style:vertical-rel="paragraph" style:horizontal-pos="from-left" style:horizontal-rel="paragraph"/>
    </style:style>
    <style:style style:name="gr9" style:family="graphic">
      <style:graphic-properties draw:fill-color="#f5c608" draw:textarea-vertical-align="middle" draw:auto-grow-height="false" fo:min-height="1.5835in" fo:min-width="1.2917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5c608" draw:textarea-horizontal-align="justify" draw:textarea-vertical-align="middle" draw:auto-grow-height="false" fo:min-height="0.2661in" fo:min-width="0.6661in" style:run-through="background" draw:wrap-influence-on-position="once-concurrent" loext:allow-overlap="true"/>
    </style:style>
    <style:style style:name="gr11" style:family="graphic">
      <style:graphic-properties draw:fill-color="#f5c608" draw:textarea-vertical-align="middle" draw:auto-grow-height="false" fo:min-height="1.2917in" fo:min-width="0.8228in" style:run-through="background" draw:wrap-influence-on-position="once-concurrent" loext:allow-overlap="true"/>
    </style:style>
    <style:style style:name="gr12" style:family="graphic">
      <style:graphic-properties draw:fill-color="#f5c608" draw:textarea-horizontal-align="justify" draw:textarea-vertical-align="middle" draw:auto-grow-height="false" fo:min-height="1.0673in" fo:min-width="1.6154in" style:run-through="background" draw:wrap-influence-on-position="once-concurrent" loext:allow-overlap="true"/>
      <style:paragraph-properties style:writing-mode="lr-tb"/>
    </style:style>
    <style:style style:name="gr13" style:family="graphic">
      <style:graphic-properties draw:fill-color="#f5c608" draw:textarea-horizontal-align="justify" draw:textarea-vertical-align="middle" draw:auto-grow-height="false" fo:min-height="1.0508in" fo:min-width="1.5217in" style:run-through="background" draw:wrap-influence-on-position="once-concurrent" loext:allow-overlap="true"/>
      <style:paragraph-properties style:writing-mode="lr-tb"/>
    </style:style>
    <style:style style:name="gr14" style:family="graphic">
      <style:graphic-properties draw:fill-color="#f5c608" draw:textarea-horizontal-align="justify" draw:textarea-vertical-align="middle" draw:auto-grow-height="false" fo:min-height="1.7083in" fo:min-width="2.1563in" style:run-through="background" draw:wrap-influence-on-position="once-concurrent" loext:allow-overlap="true"/>
      <style:paragraph-properties style:writing-mode="lr-tb"/>
    </style:style>
    <style:style style:name="gr15" style:family="graphic">
      <style:graphic-properties draw:fill-color="#f5c608" draw:textarea-horizontal-align="justify" draw:textarea-vertical-align="middle" draw:auto-grow-height="false" fo:min-height="1.9063in" fo:min-width="1.552in" style:run-through="background" draw:wrap-influence-on-position="once-concurrent" loext:allow-overlap="true"/>
      <style:paragraph-properties style:writing-mode="lr-tb"/>
    </style:style>
    <style:style style:name="gr16" style:family="graphic">
      <style:graphic-properties draw:fill-color="#f5c608" draw:textarea-horizontal-align="justify" draw:textarea-vertical-align="middle" draw:auto-grow-height="false" fo:min-height="1.3957in" fo:min-width="1.75in" style:run-through="background" draw:wrap-influence-on-position="once-concurrent" loext:allow-overlap="true"/>
      <style:paragraph-properties style:writing-mode="lr-tb"/>
    </style:style>
    <style:style style:name="gr17" style:family="graphic">
      <style:graphic-properties draw:fill-color="#000000" draw:textarea-horizontal-align="justify" draw:textarea-vertical-align="middle" draw:auto-grow-height="false" fo:min-height="0.3898in" fo:min-width="0.2728in" style:run-through="background" draw:wrap-influence-on-position="once-concurrent" loext:allow-overlap="true"/>
    </style:style>
    <style:style style:name="gr18" style:family="graphic">
      <style:graphic-properties draw:fill-color="#f5c608" draw:textarea-horizontal-align="justify" draw:textarea-vertical-align="middle" draw:auto-grow-height="false" fo:min-height="1.5937in" fo:min-width="1.7083in" style:run-through="background" draw:wrap-influence-on-position="once-concurrent" loext:allow-overlap="true"/>
      <style:paragraph-properties style:writing-mode="lr-tb"/>
    </style:style>
    <style:style style:name="gr19" style:family="graphic">
      <style:graphic-properties draw:fill-color="#f5c608" draw:textarea-horizontal-align="justify" draw:textarea-vertical-align="middle" draw:auto-grow-height="false" fo:min-height="1.5016in" fo:min-width="1.9165in" style:run-through="background" draw:wrap-influence-on-position="once-concurrent" loext:allow-overlap="tru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hape3" draw:style-name="gr19" draw:text-style-name="P11" svg:width="1.9169in" svg:height="1.5016in" svg:x="0in" svg:y="0in"><text:p text:style-name="P9"/><text:p text:style-name="P9">UX /UI </text:p><text:p text:style-name="P9">How to make </text:p><text:p text:style-name="P9">intercontinental </text:p><text:p text:style-name="P9">deliveries possible </text:p><text:p text:style-name="P10"/><text:p text:style-name="P10"/><draw:enhanced-geometry svg:viewBox="0 0 21600 21600" draw:glue-points="10800 0 0 10800 10800 21600 21600 10800" draw:type="flowchart-process" draw:enhanced-path="M 0 0 L 21600 0 21600 21600 0 21600 0 0 Z N"/></draw:custom-shape><draw:custom-shape text:anchor-type="paragraph" draw:z-index="1" draw:name="Shape5" draw:style-name="gr18" draw:text-style-name="P2" svg:width="1.7087in" svg:height="1.5941in" svg:x="-0.0004in" svg:y="0in"><text:p text:style-name="P6">Frontend Development</text:p><text:p text:style-name="P6">DHL web application</text:p><text:p text:style-name="P6">DHL mobile application</text:p><draw:enhanced-geometry svg:viewBox="0 0 21600 21600" draw:glue-points="10800 0 0 10800 10800 21600 21600 10800" draw:type="flowchart-process" draw:enhanced-path="M 0 0 L 21600 0 21600 21600 0 21600 0 0 Z N"/></draw:custom-shape><draw:custom-shape text:anchor-type="paragraph" draw:z-index="2" draw:name="Shape6" draw:style-name="gr17" draw:text-style-name="P3" svg:width="0.3858in" svg:height="0.5524in" svg:x="0in" svg:y="0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3" draw:name="Shape2" draw:style-name="gr16" draw:text-style-name="P2" svg:width="1.7504in" svg:height="1.3961in" svg:x="0in" svg:y="0in"><text:p text:style-name="P6"/><text:p text:style-name="P6"/><text:p text:style-name="P6"/><text:p text:style-name="P6">HARDWARE </text:p><text:p text:style-name="P6">PRODUCT DESIGN</text:p><text:p text:style-name="P6"/><text:p text:style-name="P6">DHL proview </text:p><text:p text:style-name="P6"/><text:p text:style-name="P6"/><text:p text:style-name="P6"/><text:p text:style-name="P6"/><draw:enhanced-geometry svg:viewBox="0 0 21600 21600" draw:glue-points="10800 0 0 10800 10800 21600 21600 10800" draw:type="flowchart-process" draw:enhanced-path="M 0 0 L 21600 0 21600 21600 0 21600 0 0 Z N"/></draw:custom-shape><draw:custom-shape text:anchor-type="paragraph" draw:z-index="4" draw:name="Shape4" draw:style-name="gr15" draw:text-style-name="P2" svg:width="1.5524in" svg:height="1.9067in" svg:x="0in" svg:y="0in"><text:p text:style-name="P6"/><text:p text:style-name="P6"/><text:p text:style-name="P6"/><text:p text:style-name="P6"/><text:p text:style-name="P6">BACKEND</text:p><text:p text:style-name="P6"><text:s/>DEVELOPMENT</text:p><text:p text:style-name="P6">Data base-</text:p><text:p text:style-name="P6">Teradata system</text:p><text:p text:style-name="P6"/><text:p text:style-name="P6">Cloud-</text:p><text:p text:style-name="P6">Microsoft cloud &amp; </text:p><text:p text:style-name="P6">Blue yonder</text:p><text:p text:style-name="P6"/><text:p text:style-name="P6">DHL API</text:p><text:p text:style-name="P6"/><text:p text:style-name="P6"/><text:p text:style-name="P6"/><text:p text:style-name="P6"/><draw:enhanced-geometry svg:viewBox="0 0 21600 21600" draw:glue-points="10800 0 0 10800 10800 21600 21600 10800" draw:type="flowchart-process" draw:enhanced-path="M 0 0 L 21600 0 21600 21600 0 21600 0 0 Z N"/></draw:custom-shape><draw:custom-shape text:anchor-type="paragraph" draw:z-index="5" draw:name="Shape7" draw:style-name="gr14" draw:text-style-name="P8" svg:width="2.1567in" svg:height="1.7087in" svg:x="0in" svg:y="0in"><text:p text:style-name="P7"><text:span text:style-name="T2"/></text:p><text:p text:style-name="P7"><text:span text:style-name="T2"/></text:p><text:p text:style-name="P7"><text:span text:style-name="T2"/></text:p><text:p text:style-name="P7"><text:span text:style-name="T2"/></text:p><text:p text:style-name="P7"><text:span text:style-name="T2">SOFTWARE </text:span></text:p><text:p text:style-name="P7"><text:span text:style-name="T2">QUALITY </text:span></text:p><text:p text:style-name="P7"><text:span text:style-name="T2">MANAGEMENT</text:span></text:p><text:p text:style-name="P7"><text:span text:style-name="T3"/></text:p><text:p text:style-name="P7"><text:span text:style-name="T3"/></text:p><text:p text:style-name="P7"><text:span text:style-name="T3">DHL supply chain</text:span></text:p><text:p text:style-name="P7"><text:span text:style-name="T3"/></text:p><text:p text:style-name="P7"><text:span text:style-name="T2"/></text:p><text:p text:style-name="P7"><text:span text:style-name="T2"/></text:p><text:p text:style-name="P7"><text:span text:style-name="T2"/></text:p><text:p text:style-name="P7"><text:span text:style-name="T2"/></text:p><draw:enhanced-geometry svg:viewBox="0 0 21600 21600" draw:glue-points="10800 0 0 10800 10800 21600 21600 10800" draw:type="flowchart-process" draw:enhanced-path="M 0 0 L 21600 0 21600 21600 0 21600 0 0 Z N"/></draw:custom-shape><draw:custom-shape text:anchor-type="paragraph" draw:z-index="6" draw:name="Shape1" draw:style-name="gr13" draw:text-style-name="P2" svg:width="1.5213in" svg:height="1.3232in" svg:x="0in" svg:y="0in"><text:p text:style-name="P6">PROBLEM</text:p><text:p text:style-name="P6">Difficulty </text:p><text:p text:style-name="P6">in intercontinental </text:p><text:p text:style-name="P6">deliveries</text:p><draw:enhanced-geometry svg:viewBox="0 0 21600 21600" draw:glue-points="10800 0 0 10800 10800 21600 21600 10800" draw:text-areas="0 0 21600 17150" draw:type="flowchart-off-page-connector" draw:enhanced-path="M 0 0 L 21600 0 21600 17150 10800 21600 0 17150 0 0 Z N"/></draw:custom-shape><draw:custom-shape text:anchor-type="paragraph" draw:z-index="7" draw:name="Shape8" draw:style-name="gr12" draw:text-style-name="P2" svg:width="1.615in" svg:height="1.3441in" svg:x="0in" svg:y="0in"><text:p text:style-name="P6">SOLUTION</text:p><text:p text:style-name="P6">DHL </text:p><draw:enhanced-geometry svg:viewBox="0 0 21600 21600" draw:glue-points="10800 0 0 10800 10800 21600 21600 10800" draw:text-areas="0 0 21600 17150" draw:type="flowchart-off-page-connector" draw:enhanced-path="M 0 0 L 21600 0 21600 17150 10800 21600 0 17150 0 0 Z N"/></draw:custom-shape><draw:custom-shape text:anchor-type="paragraph" draw:z-index="8" draw:name="Shape10" draw:style-name="gr11" draw:text-style-name="P2" svg:width="0.8232in" svg:height="1.2921in" svg:x="0in" svg:y="0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9" draw:name="Shape11" draw:style-name="gr10" draw:text-style-name="P4" svg:width="0.7606in" svg:height="0.5315in" svg:x="0in" svg:y="0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9_0" draw:style-name="gr9" draw:text-style-name="P2" svg:width="1.2921in" svg:height="1.5835in" svg:x="1.7543in" svg:y="6.4736in"><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1" draw:name="Shape12" draw:style-name="gr8" draw:text-style-name="P5" svg:width="0.4803in" svg:height="1.7295in" svg:x="0.4626in" svg:y="4.775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13" draw:style-name="gr7" draw:text-style-name="P2" svg:width="1.1358in" svg:height="0.9689in" svg:x="4.6291in" svg:y="8.5571in"><text:p/><draw:enhanced-geometry svg:viewBox="0 0 841 854" draw:mirror-horizontal="false" draw:mirror-vertical="false" draw:type="non-primitive" draw:enhanced-path="M 517 247 L 517 415 264 415 264 0 0 0 0 680 517 680 517 854 841 547 517 247 Z N"/></draw:custom-shape><draw:custom-shape text:anchor-type="paragraph" draw:z-index="13" draw:name="Shape14" draw:style-name="gr6" draw:text-style-name="P4" svg:width="0.5421in" svg:height="0.4689in" svg:x="5.3374in" svg:y="5.54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15" draw:style-name="gr5" draw:text-style-name="P2" svg:width="1.4587in" svg:height="2.0004in" svg:x="4.9311in" svg:y="1.9319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5" draw:name="Shape16_0" draw:style-name="gr4" draw:text-style-name="P4" svg:width="0.5421in" svg:height="0.5835in" svg:x="6.598in" svg:y="6.6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17" draw:style-name="gr3" draw:text-style-name="P4" svg:width="1.0524in" svg:height="0.365in" svg:x="5.6189in" svg:y="7.369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18" draw:style-name="gr2" draw:text-style-name="P3" svg:width="0.3752in" svg:height="0.3961in" svg:x="6.7957in" svg:y="7.3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9" draw:style-name="gr1" draw:text-style-name="P2" svg:width="0.365in" svg:height="0.9587in" svg:x="1.2126in" svg:y="4.5984in"><text:p/><draw:enhanced-geometry svg:viewBox="0 0 841 854" draw:mirror-horizontal="false" draw:mirror-vertical="false" draw:type="non-primitive" draw:enhanced-path="M 517 247 L 517 415 264 415 264 0 0 0 0 680 517 680 517 854 841 547 517 247 Z N"/></draw:custom-shape><text:span text:style-name="T1">DHL LOGISTICS COMPAN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4T15:12:52.136990986</meta:creation-date>
    <dc:date>2021-03-04T16:34:22.735138376</dc:date>
    <meta:editing-duration>PT10M28S</meta:editing-duration>
    <meta:editing-cycles>2</meta:editing-cycles>
    <meta:generator>LibreOffice/6.4.6.2$Linux_X86_64 LibreOffice_project/40$Build-2</meta:generator>
    <meta:document-statistic meta:table-count="0" meta:image-count="0" meta:object-count="0" meta:page-count="1" meta:paragraph-count="1" meta:word-count="3" meta:character-count="21" meta:non-whitespace-character-count="19"/>
  </office:meta>
</office:document-meta>
</file>